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top" draw:auto-grow-height="false" fo:min-height="9.529cm" fo:min-width="17.7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3" style:family="graphic" style:parent-style-name="standard">
      <style:graphic-properties draw:fill="solid" draw:fill-color="#dee6ef" draw:textarea-horizontal-align="justify" draw:textarea-vertical-align="top" draw:auto-grow-height="false" fo:min-height="2.925cm" fo:min-width="17.78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4.58cm"/>
      <style:paragraph-properties style:writing-mode="lr-tb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="solid" draw:fill-color="#dee6ef" draw:textarea-horizontal-align="justify" draw:textarea-vertical-align="top" draw:auto-grow-height="false" fo:min-height="6.862cm" fo:min-width="9.91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4.19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08cm" fo:min-width="0.93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solid" draw:fill-color="#dee6e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8.288cm" svg:height="9.779cm" svg:x="1.254cm" svg:y="14.462cm">
          <text:p text:style-name="P1">FPGA</text:p>
          <text:p text:style-name="P2">SYS_CPU</text:p>
          <text:p text:style-name="P2">Clock Domain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64cm" svg:height="1.27cm" svg:x="5.826cm" svg:y="15.478cm">
          <text:p text:style-name="P4"><text:span text:style-name="T1">1553 En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64cm" svg:height="1.27cm" svg:x="5.826cm" svg:y="17.891cm">
          <text:p text:style-name="P4"><text:span text:style-name="T1">String 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64cm" svg:height="1.27cm" svg:x="7.985cm" svg:y="22.463cm">
          <text:p text:style-name="P4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64cm" svg:height="1.27cm" svg:x="10.271cm" svg:y="15.478cm">
          <text:p text:style-name="P4"><text:span text:style-name="T1">1553 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64cm" svg:height="1.27cm" svg:x="10.398cm" svg:y="17.891cm">
          <text:p text:style-name="P4"><text:span text:style-name="T1">String Enco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288cm" svg:height="3.175cm" svg:x="1.254cm" svg:y="25.257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.651cm" svg:x="7.731cm" svg:y="26.019cm">
          <text:p text:style-name="P4"><text:span text:style-name="T1">USB UART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382cm" svg:y1="23.733cm" svg:x2="9.382cm" svg:y2="26.019cm">
          <text:p/>
        </draw:line>
        <draw:line draw:style-name="gr6" draw:text-style-name="P6" draw:layer="layout" svg:x1="12.811cm" svg:y1="16.748cm" svg:x2="12.811cm" svg:y2="17.891cm">
          <text:p/>
        </draw:line>
        <draw:line draw:style-name="gr6" draw:text-style-name="P6" draw:layer="layout" svg:x1="7.604cm" svg:y1="17.891cm" svg:x2="7.604cm" svg:y2="16.748cm">
          <text:p/>
        </draw:line>
        <draw:line draw:style-name="gr6" draw:text-style-name="P6" draw:layer="layout" svg:x1="9.128cm" svg:y1="22.463cm" svg:x2="9.128cm" svg:y2="21.574cm">
          <text:p/>
        </draw:line>
        <draw:line draw:style-name="gr6" draw:text-style-name="P6" draw:layer="layout" svg:x1="11.414cm" svg:y1="21.574cm" svg:x2="11.414cm" svg:y2="22.463cm">
          <text:p/>
        </draw:line>
        <draw:custom-shape draw:style-name="gr2" draw:text-style-name="P4" draw:layer="layout" svg:width="4.064cm" svg:height="1.27cm" svg:x="5.826cm" svg:y="20.304cm">
          <text:p text:style-name="P4"><text:span text:style-name="T1">Char To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64cm" svg:height="1.27cm" svg:x="10.398cm" svg:y="20.304cm">
          <text:p text:style-name="P4"><text:span text:style-name="T1">String To Char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811cm" svg:y1="19.161cm" svg:x2="12.811cm" svg:y2="20.304cm">
          <text:p/>
        </draw:line>
        <draw:line draw:style-name="gr6" draw:text-style-name="P6" draw:layer="layout" svg:x1="7.604cm" svg:y1="20.304cm" svg:x2="7.604cm" svg:y2="19.161cm">
          <text:p/>
        </draw:line>
        <draw:custom-shape draw:style-name="gr7" draw:text-style-name="P3" draw:layer="layout" svg:width="10.414cm" svg:height="7.112cm" svg:x="4.937cm" svg:y="5.826cm">
          <text:p text:style-name="P1">pmod1553</text:p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699cm" svg:height="2.413cm" svg:x="5.318cm" svg:y="9.89cm">
          <text:p text:style-name="P1">Transformer</text:p>
          <text:p text:style-name="P1">OptoCoupler</text:p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4.699cm" svg:height="2.413cm" svg:x="10.398cm" svg:y="9.89cm">
          <text:p text:style-name="P1">Transformer</text:p>
          <text:p text:style-name="P1">OptoCoupler</text:p>
          <text:p text:style-name="P1">Cleanup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223cm" svg:y1="3.921cm" svg:x2="7.223cm" svg:y2="7.731cm">
          <text:p/>
        </draw:line>
        <draw:custom-shape draw:style-name="gr2" draw:text-style-name="P4" xml:id="id1" draw:id="id1" draw:layer="layout" svg:width="4.064cm" svg:height="1.27cm" svg:x="5.318cm" svg:y="7.731cm">
          <text:p text:style-name="P4"><text:span text:style-name="T1">Analog Switch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7.604cm" svg:y1="9.89cm" svg:x2="7.604cm" svg:y2="9.001cm">
          <text:p/>
        </draw:line>
        <draw:connector draw:style-name="gr6" draw:text-style-name="P6" draw:layer="layout" svg:x1="9.382cm" svg:y1="8.366cm" svg:x2="12.747cm" svg:y2="9.89cm" draw:start-shape="id1" draw:start-glue-point="1" draw:end-shape="id2" draw:end-glue-point="0" svg:d="M9382 8366h3365v1524" svg:viewBox="0 0 3366 1525">
          <text:p/>
        </draw:connector>
        <draw:custom-shape draw:style-name="gr9" draw:text-style-name="P1" draw:layer="layout" svg:width="2.032cm" svg:height="1.778cm" svg:x="6.207cm" svg:y="2.143cm">
          <text:p text:style-name="P1">1553</text:p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604cm" svg:y1="15.478cm" svg:x2="7.604cm" svg:y2="12.303cm">
          <text:p/>
        </draw:line>
        <draw:line draw:style-name="gr6" draw:text-style-name="P6" draw:layer="layout" svg:x1="12.811cm" svg:y1="12.303cm" svg:x2="12.811cm" svg:y2="15.4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2:24:36.004254703</meta:creation-date>
    <meta:generator>LibreOffice/6.4.7.2$Linux_X86_64 LibreOffice_project/40$Build-2</meta:generator>
    <dc:date>2021-12-22T08:09:56.309578929</dc:date>
    <meta:editing-duration>PT5M1S</meta:editing-duration>
    <meta:editing-cycles>3</meta:editing-cycles>
    <meta:document-statistic meta:object-count="27"/>
  </office:meta>
</office:document-meta>
</file>